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Analiza el algoritmo del ejercicio anterior y calcula cuál sería su complejidad utilizando la notación Big-O. Debes indicar claramente el procedimiento que has utilizado y no sólo la solución.</text:h>
      <text:p text:style-name="Horizontal_20_Line"/>
      <text:p text:style-name="Quotations">Suponiendo que introducimos un número de discos de 3:</text:p>
      <text:p text:style-name="Text_20_body">Al ser un algoritmo recursivo y según dice la notación Big-O, tenemos que sumar el orden de complejidad del caso base más el del caso recursivo.</text:p>
      <text:h text:style-name="Heading_20_3" text:outline-level="3"><text:bookmark text:name="user-content-caso-base"/>Caso Base:</text:h>
      <text:p text:style-name="Preformatted_20_Text"><text:span text:style-name="Source_20_Text">if (numDiscos == 1) {</text:span></text:p>
      <text:p text:style-name="Preformatted_20_Text"><text:span text:style-name="Source_20_Text"><text:s text:c="8"/>System.out.println("- Muevo disco " + numDiscos + " de " + torreOrigen + " a " + torreDestino);</text:span></text:p>
      <text:p text:style-name="P1"><text:span text:style-name="Source_20_Text"><text:s text:c="4"/>}</text:span></text:p>
      <text:list xml:id="list3024643470" text:style-name="L1">
        <text:list-item>
          <text:p text:style-name="P2">O(1) --&gt; Constante. Tarda lo mismo independientemente del tamaño de la entrada. </text:p>
        </text:list-item>
      </text:list>
      <text:p text:style-name="Horizontal_20_Line"/>
      <text:h text:style-name="Heading_20_3" text:outline-level="3"><text:bookmark text:name="user-content-caso-recursivo"/>Caso Recursivo:</text:h>
      <text:p text:style-name="Preformatted_20_Text"><text:span text:style-name="Source_20_Text"><text:s text:c="6"/>else {</text:span></text:p>
      <text:p text:style-name="Preformatted_20_Text"><text:span text:style-name="Source_20_Text"><text:s text:c="8"/>moverDiscos(numDiscos - 1, torreOrigen, torreApoyo, torreDestino);</text:span></text:p>
      <text:p text:style-name="Preformatted_20_Text"><text:span text:style-name="Source_20_Text"><text:s text:c="8"/>System.out.println("- Muevo disco " + numDiscos + " de " + torreOrigen + " a " + torreDestino); <text:s/></text:span></text:p>
      <text:p text:style-name="Preformatted_20_Text"><text:span text:style-name="Source_20_Text"><text:s text:c="8"/>moverDiscos(numDiscos - 1, torreApoyo, torreDestino, torreOrigen);</text:span></text:p>
      <text:p text:style-name="P1"><text:span text:style-name="Source_20_Text"><text:s text:c="4"/>}</text:span></text:p>
      <text:list xml:id="list783934633" text:style-name="L2">
        <text:list-item>
          <text:p text:style-name="P3">O(a^n) --&gt; Exponencial. Es una de las peores complejidades algorítmicas. Sube demasiado a medida que crecen los datos de entrada. </text:p>
        </text:list-item>
      </text:list>
      <text:p text:style-name="Horizontal_20_Line"/>
      <text:h text:style-name="Heading_20_2" text:outline-level="2"><text:bookmark text:name="user-content-complejidad-caso"/>Complejidad Caso:</text:h>
      <text:list xml:id="list2137456822" text:style-name="L3">
        <text:list-item>
          <text:p text:style-name="P4">O(1) + O(1^n) + O(1^n) --&gt; O(2^n) </text:p>
        </text:list-item>
      </text:list>
      <text:p text:style-name="Text_20_body">La complejidad de las Torres de Hanoi es O(2^n), donde 'n' es el número de discos. Esto es debido a que es una función recursiva que llamamos dos veces. En este caso concreto en el que hay 3 discos sería O(8)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06T13:27:16.773000000</dc:date>
    <meta:editing-duration>PT13S</meta:editing-duration>
    <meta:editing-cycles>1</meta:editing-cycles>
    <meta:document-statistic meta:table-count="0" meta:image-count="0" meta:object-count="0" meta:page-count="1" meta:paragraph-count="18" meta:word-count="213" meta:character-count="1286" meta:non-whitespace-character-count="1046"/>
    <meta:generator>LibreOffice/7.2.6.2$Windows_X86_64 LibreOffice_project/b0ec3a565991f7569a5a7f5d24fed7f52653d754</meta:generator>
  </office:meta>
</office:document-meta>
</file>